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sionImpl.getUser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setDate( Date _d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setUserId( String _user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setValue( String variableName ,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Ev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D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VersionImpl( String _event , String _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ersionImpl.setIPAddress( String _ipaddre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IP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sionImpl.getValue( String variabl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